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5.2472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0.99pt groove #000000" fo:border-left="0.99pt groove #000000" fo:border-right="none" fo:border-top="0.99pt groove #000000" style:vertical-align="middle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>
      <style:table-cell-properties fo:border-bottom="none" fo:border-left="0.99pt ridge #000000" fo:border-right="none" fo:border-top="0.99pt ridge #000000" style:vertical-align="middle"/>
    </style:style>
    <style:style style:name="ce5" style:family="table-cell" style:parent-style-name="Default">
      <style:table-cell-properties fo:border-bottom="none" fo:border-left="0.99pt ridge #000000" fo:border-right="none" fo:border-top="none" style:vertical-align="middle"/>
    </style:style>
    <style:style style:name="ce6" style:family="table-cell" style:parent-style-name="Default">
      <style:table-cell-properties fo:border-bottom="0.99pt ridge #000000" fo:border-left="0.99pt ridge #000000" fo:border-right="none" fo:border-top="none" style:vertical-align="middle"/>
    </style:style>
    <style:style style:name="ce7" style:family="table-cell" style:parent-style-name="Default">
      <style:table-cell-properties fo:border-bottom="0.99pt groove #000000" fo:border-left="none" fo:border-right="0.99pt groove #000000" fo:border-top="0.99pt groove #000000" style:vertical-align="middle"/>
    </style:style>
    <style:style style:name="ce18" style:family="table-cell" style:parent-style-name="Default">
      <style:table-cell-properties fo:border-bottom="0.99pt ridge #000000" fo:border-left="none" fo:border-right="0.99pt ridge #000000" fo:border-top="0.99pt ridge #000000" style:vertical-align="middle"/>
    </style:style>
    <style:style style:name="ce9" style:family="table-cell" style:parent-style-name="Default">
      <style:table-cell-properties fo:border-bottom="none" fo:border-left="none" fo:border-right="0.99pt ridge #000000" fo:border-top="none" style:vertical-align="middle"/>
    </style:style>
    <style:style style:name="ce10" style:family="table-cell" style:parent-style-name="Default">
      <style:table-cell-properties fo:border-bottom="0.99pt ridge #000000" fo:border-left="none" fo:border-right="0.99pt ridge #000000" fo:border-top="none" style:vertical-align="middle"/>
    </style:style>
    <style:style style:name="ce11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1"/>
        <table:table-column table:style-name="co1" table:number-columns-repeated="1019" table:default-cell-style-name="ce1"/>
        <table:table-row table:style-name="ro1">
          <table:table-cell table:number-columns-repeated="2"/>
          <table:table-cell office:value-type="string" calcext:value-type="string">
            <text:p>Architecture Decision</text:p>
          </table:table-cell>
          <table:table-cell/>
          <table:table-cell office:value-type="string" calcext:value-type="string">
            <text:p>The book store will be an single application because it will be easier to development process when they are individual applicatio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style-name="ce7" office:value-type="string" calcext:value-type="string">
            <text:p>Core Module</text:p>
          </table:table-cell>
          <table:table-cell office:value-type="string" calcext:value-type="string">
            <text:p>The UI component will be used across the application. They will have their own busin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3">
          <table:table-cell table:number-columns-repeated="2"/>
          <table:table-cell table:style-name="ce4" office:value-type="string" calcext:value-type="string">
            <text:p>Book List Component</text:p>
          </table:table-cell>
          <table:table-cell table:style-name="ce18" office:value-type="string" calcext:value-type="string" table:number-columns-spanned="1" table:number-rows-spanned="4">
            <text:p>Book Store Module</text:p>
          </table:table-cell>
          <table:table-cell office:value-type="string" calcext:value-type="string">
            <text:p>The module for rendering and processing the data for book store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Book List Item Component</text:p>
          </table:table-cell>
          <table:covered-table-cell table:style-name="ce9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Book Detail Component</text:p>
          </table:table-cell>
          <table:covered-table-cell table:style-name="ce9"/>
          <table:table-cell table:number-columns-repeated="1020"/>
        </table:table-row>
        <table:table-row table:style-name="ro2">
          <table:table-cell table:number-columns-repeated="2"/>
          <table:table-cell table:style-name="ce6" office:value-type="string" calcext:value-type="string">
            <text:p>Delivery Information Component</text:p>
          </table:table-cell>
          <table:covered-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 calcext:value-type="string">
            <text:p>Button</text:p>
          </table:table-cell>
          <table:table-cell table:style-name="ce18" office:value-type="string" calcext:value-type="string" table:number-columns-spanned="1" table:number-rows-spanned="10">
            <text:p>Shared Module</text:p>
          </table:table-cell>
          <table:table-cell office:value-type="string" calcext:value-type="string">
            <text:p>The UI components serve for displaying only. The @Input and Output properties will be the only communication for the outside worl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Input</text:p>
          </table:table-cell>
          <table:covered-table-cell table:style-name="ce9"/>
          <table:table-cell table:number-columns-repeated="1020"/>
        </table:table-row>
        <table:table-row table:style-name="ro3">
          <table:table-cell table:number-columns-repeated="2"/>
          <table:table-cell table:style-name="ce5" office:value-type="string" calcext:value-type="string">
            <text:p>Radio button group</text:p>
          </table:table-cell>
          <table:covered-table-cell table:style-name="ce9"/>
          <table:table-cell office:value-type="string" calcext:value-type="string">
            <text:p>Considering using paging strategy – index or scroll to 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Modal</text:p>
          </table:table-cell>
          <table:covered-table-cell table:style-name="ce9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Search Input </text:p>
          </table:table-cell>
          <table:covered-table-cell table:style-name="ce9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Loading Indicator</text:p>
          </table:table-cell>
          <table:covered-table-cell table:style-name="ce9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Card Item</text:p>
          </table:table-cell>
          <table:covered-table-cell table:style-name="ce9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Pagination component</text:p>
          </table:table-cell>
          <table:covered-table-cell table:style-name="ce9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Search component</text:p>
          </table:table-cell>
          <table:covered-table-cell table:style-name="ce9"/>
          <table:table-cell table:number-columns-repeated="1020"/>
        </table:table-row>
        <table:table-row table:style-name="ro2">
          <table:table-cell table:number-columns-repeated="2"/>
          <table:table-cell table:style-name="ce6" office:value-type="string" calcext:value-type="string">
            <text:p>Card Detail</text:p>
          </table:table-cell>
          <table:covered-table-cell table:style-name="ce1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Ngrx Store</text:p>
          </table:table-cell>
          <table:table-cell office:value-type="string" calcext:value-type="string">
            <text:p>Storage Module</text:p>
          </table:table-cell>
          <table:table-cell office:value-type="string" calcext:value-type="string">
            <text:p>Used for managing application stat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Bootstrap the app from AppModule will redirect to Bookstore application as lazy modul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he book list item layout will depend on the window width – apply grid css to use minmax function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0:32:58.037552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22:24:39.303579197</meta:creation-date>
    <dc:date>2021-01-22T23:20:53.275580793</dc:date>
    <meta:editing-duration>PT13H30S</meta:editing-duration>
    <meta:editing-cycles>4</meta:editing-cycles>
    <meta:generator>LibreOffice/7.0.4.2$Linux_X86_64 LibreOffice_project/00$Build-2</meta:generator>
    <meta:document-statistic meta:table-count="1" meta:cell-count="28" meta:object-count="0"/>
  </office:meta>
</office:document-meta>
</file>